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officeooo:paragraph-rsid="001ac6cf" style:font-size-asian="12pt" style:font-name-complex="Arial1" style:font-size-complex="12pt"/>
    </style:style>
    <style:style style:name="P2" style:family="paragraph" style:parent-style-name="Standard">
      <style:text-properties style:font-name="Arial" fo:font-size="12pt" officeooo:paragraph-rsid="001ac6cf" style:font-size-asian="12pt" style:font-name-complex="Arial1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paragraph-rsid="001ac6cf"/>
    </style:style>
    <style:style style:name="P4" style:family="paragraph" style:parent-style-name="Standard">
      <style:text-properties officeooo:paragraph-rsid="001ac6cf"/>
    </style:style>
    <style:style style:name="P5" style:family="paragraph" style:parent-style-name="Standard">
      <style:paragraph-properties fo:text-align="justify" style:justify-single-word="false"/>
      <style:text-properties officeooo:rsid="001ac6cf" officeooo:paragraph-rsid="001b54e1"/>
    </style:style>
    <style:style style:name="P6" style:family="paragraph" style:parent-style-name="Standard">
      <style:paragraph-properties fo:text-align="justify" style:justify-single-word="false"/>
      <style:text-properties officeooo:rsid="001d400d" officeooo:paragraph-rsid="001e3c4e"/>
    </style:style>
    <style:style style:name="P7" style:family="paragraph" style:parent-style-name="Standard" style:master-page-name="Standard">
      <style:paragraph-properties style:page-number="auto"/>
      <style:text-properties style:font-name="Arial" fo:font-size="12pt" officeooo:paragraph-rsid="001ac6cf" style:font-size-asian="12pt" style:font-name-complex="Arial1" style:font-size-complex="12pt"/>
    </style:style>
    <style:style style:name="P8" style:family="paragraph" style:parent-style-name="Standard">
      <style:text-properties style:font-name="Arial" fo:font-size="12pt" officeooo:paragraph-rsid="001ac6cf" style:font-size-asian="12pt" style:font-name-complex="Arial1" style:font-size-complex="12pt"/>
    </style:style>
    <style:style style:name="P9" style:family="paragraph" style:parent-style-name="Standard">
      <style:paragraph-properties fo:text-align="end" style:justify-single-word="false"/>
      <style:text-properties style:font-name="Arial" fo:font-size="12pt" officeooo:paragraph-rsid="001ac6cf" style:font-size-asian="12pt" style:font-name-complex="Arial1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officeooo:rsid="001ac6cf" officeooo:paragraph-rsid="001ac6cf" style:font-size-asian="12pt" style:font-name-complex="Arial1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rsid="001ac6cf" officeooo:paragraph-rsid="001ac6cf" style:font-size-asian="12pt" style:font-name-complex="Arial1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officeooo:rsid="001ac6cf" officeooo:paragraph-rsid="001b54e1" style:font-size-asian="12pt" style:font-name-complex="Arial1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officeooo:rsid="001ac6cf" officeooo:paragraph-rsid="0020876e" style:font-size-asian="12pt" style:font-name-complex="Arial1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officeooo:rsid="001b54e1" officeooo:paragraph-rsid="001b54e1" style:font-size-asian="12pt" style:font-name-complex="Arial1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2pt" officeooo:rsid="001d400d" officeooo:paragraph-rsid="001d400d" style:font-size-asian="12pt" style:font-name-complex="Arial1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officeooo:rsid="001d400d" officeooo:paragraph-rsid="001d400d" style:font-size-asian="12pt" style:font-name-complex="Arial1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officeooo:rsid="001d400d" officeooo:paragraph-rsid="001e3c4e" style:font-size-asian="12pt" style:font-name-complex="Arial1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2pt" officeooo:paragraph-rsid="001ac6cf" style:font-size-asian="12pt" style:font-name-complex="Arial1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officeooo:rsid="0020778b" officeooo:paragraph-rsid="0020778b" style:font-size-asian="12pt" style:font-name-complex="Arial1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2pt" officeooo:rsid="0020778b" officeooo:paragraph-rsid="0020778b" style:font-size-asian="12pt" style:font-name-complex="Arial1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officeooo:rsid="0020876e" officeooo:paragraph-rsid="0020876e" style:font-size-asian="12pt" style:font-name-complex="Arial1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officeooo:rsid="0020876e" officeooo:paragraph-rsid="0020876e" style:font-size-asian="12pt" style:font-name-complex="Arial1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officeooo:rsid="0020778b" officeooo:paragraph-rsid="0020778b" style:font-size-asian="12pt" style:font-weight-asian="bold" style:font-name-complex="Arial1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20778b" officeooo:paragraph-rsid="0020778b" style:font-size-asian="12pt" style:font-weight-asian="bold" style:font-name-complex="Arial1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01ac6cf" officeooo:paragraph-rsid="001b54e1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2365ba" style:font-size-asian="12pt" style:font-name-complex="Arial1" style:font-size-complex="12pt"/>
    </style:style>
    <style:style style:name="T3" style:family="text">
      <style:text-properties style:font-name="Arial" fo:font-size="12pt" officeooo:rsid="001ac6cf" style:font-size-asian="12pt" style:font-name-complex="Arial1" style:font-size-complex="12pt"/>
    </style:style>
    <style:style style:name="T4" style:family="text">
      <style:text-properties style:font-name="Arial" fo:font-size="12pt" officeooo:rsid="001b54e1" style:font-size-asian="12pt" style:font-name-complex="Arial1" style:font-size-complex="12pt"/>
    </style:style>
    <style:style style:name="T5" style:family="text">
      <style:text-properties style:font-name="Arial" fo:font-size="12pt" officeooo:rsid="001e3c4e" style:font-size-asian="12pt" style:font-name-complex="Arial1" style:font-size-complex="12pt"/>
    </style:style>
    <style:style style:name="T6" style:family="text">
      <style:text-properties style:font-name="Arial" fo:font-size="12pt" officeooo:rsid="0020778b" style:font-size-asian="12pt" style:font-name-complex="Arial1" style:font-size-complex="12pt"/>
    </style:style>
    <style:style style:name="T7" style:family="text">
      <style:text-properties officeooo:rsid="002077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SIDAD DE SAN CARLOS DE GUATEMALA</text:p>
      <text:p text:style-name="P2">FACULTAD DE INGENIERIA</text:p>
      <text:p text:style-name="P2">ESCUELA DE CIENCIAS Y SISTEMAS</text:p>
      <text:p text:style-name="P4"><text:span text:style-name="T2">OLC</text:span><text:span text:style-name="T1"> 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MANUAL </text:span><text:span text:style-name="T3">TECNICO</text:span></text:p>
      <text:p text:style-name="P3"><text:span text:style-name="T6">PROYECTO</text:span><text:span text:style-name="T1"> </text:span><text:span text:style-name="T2">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NOMBRE: BRYAN GUSTAVO LOPEZ ECHEVERRIA</text:p>
      <text:p text:style-name="P9">CARNET: 201503723</text:p>
      <text:p text:style-name="P10"><text:soft-page-break/>ARCHIVOS Y CARPETAS UTILIZADOS</text:p>
      <text:p text:style-name="P10"/>
      <text:p text:style-name="P24">CLIENTE</text:p>
      <text:p text:style-name="P10"/>
      <text:p text:style-name="P11">CODEMIRROR – CARPETA</text:p>
      <text:p text:style-name="P11"/>
      <text:p text:style-name="P11"><text:tab/>En esta carpeta se guarda la plantilla utilizada para que el editor de texto cuente con numero de linea y coloreado de palabras reservadas.</text:p>
      <text:p text:style-name="P11"/>
      <text:p text:style-name="P11"/>
      <text:p text:style-name="P11">CSS – CARPETA</text:p>
      <text:p text:style-name="P11"/>
      <text:p text:style-name="P11"><text:tab/>En esta carpeta se encuentra el archivo index.css el cual genera los estilos utilzados para la interfaz web.</text:p>
      <text:p text:style-name="P11"/>
      <text:p text:style-name="P11"/>
      <text:p text:style-name="P5"><text:span text:style-name="T4">JS</text:span><text:span text:style-name="T1"> – CARPETA</text:span></text:p>
      <text:p text:style-name="P12"/>
      <text:p text:style-name="P5"><text:span text:style-name="T1"><text:tab/>En esta carpeta se encuentra el archivo </text:span><text:span text:style-name="T6">tabs</text:span><text:span text:style-name="T1">.</text:span><text:span text:style-name="T4">js el cual contiene las funciones utilizadas para la interaccion de la pagina web, por ejemplo las descargas de archivos, la interactividad con el multitab</text:span><text:span text:style-name="T1">.</text:span></text:p>
      <text:p text:style-name="P5"><text:span text:style-name="T1"/></text:p>
      <text:p text:style-name="P5"><text:span text:style-name="T1"><text:tab/></text:span><text:span text:style-name="T6">Esta carpeta tambien contiene el index2.js el cual envia el codigo a analizar al servidor, lo recibe y luego carga las copias de clases.</text:span></text:p>
      <text:p text:style-name="P12"/>
      <text:p text:style-name="P12"/>
      <text:p text:style-name="P14">INDEX.HTML – ARCHIVO</text:p>
      <text:p text:style-name="P14"/>
      <text:p text:style-name="P14"><text:tab/>Este archivo es la pagina web principal, aqui tenemos los botones con sus eventos y los links a los demas archivos como archivos css y archivos js.</text:p>
      <text:p text:style-name="P14"/>
      <text:p text:style-name="P14"/>
      <text:p text:style-name="P14">JQUERY-1.7.2.MIN.JS – ARCHIVO</text:p>
      <text:p text:style-name="P14"/>
      <text:p text:style-name="P14"><text:tab/>Este archivo nos permite utilizar jquery para manipulacion de elementos de la pagina web.</text:p>
      <text:p text:style-name="P14"/>
      <text:p text:style-name="P19">INDEX.GO – ARCHIVO</text:p>
      <text:p text:style-name="P19"/>
      <text:p text:style-name="P19"><text:tab/>Este archivo nos permite levantar el servidor http en el puerto 8080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<text:soft-page-break/>METODOS IMPORTANTES </text:p>
      <text:p text:style-name="P20"/>
      <text:p text:style-name="P21">colocarArbolIzq(nodo)</text:p>
      <text:p text:style-name="P21"/>
      <text:p text:style-name="P21"><text:tab/>Este metodo coloca el arbol izquierdo dentro de un div</text:p>
      <text:p text:style-name="P12"/>
      <text:p text:style-name="P21">colocarArbolDer(nodo)</text:p>
      <text:p text:style-name="P21"/>
      <text:p text:style-name="P21"><text:tab/>Este metodo coloca el arbol derecho dentro de un div</text:p>
      <text:p text:style-name="P12"/>
      <text:p text:style-name="P22">genArbol(nodo)</text:p>
      <text:p text:style-name="P22"/>
      <text:p text:style-name="P22"><text:tab/>Este metodo retorna el arbol ast en codigo html</text:p>
      <text:p text:style-name="P22"/>
      <text:p text:style-name="P22">clasesCopia(lista1, lista2)</text:p>
      <text:p text:style-name="P22"/>
      <text:p text:style-name="P22"><text:tab/>Este metodo compara todas las clases de ambas listas y si son copia las agrega a una lista para su posterior utilizacion.</text:p>
      <text:p text:style-name="P12"/>
      <text:p text:style-name="P22">funcionesCopia(clase1, clase2)</text:p>
      <text:p text:style-name="P22"/>
      <text:p text:style-name="P22"><text:tab/>Este metodo compara todas las funciones de ambas clases y si son copia las agrega a una lista para su posterior utilizacion.</text:p>
      <text:p text:style-name="P22"/>
      <text:p text:style-name="P22">variablesCopia(metodo1, metodo2)</text:p>
      <text:p text:style-name="P22"/>
      <text:p text:style-name="P22"><text:tab/>Este metodo compara todas las variables de ambos metodos y si son iguales las reporta en una tabla html.</text:p>
      <text:p text:style-name="P22"/>
      <text:p text:style-name="P22">getClasesCopia(lista1, lista2)</text:p>
      <text:p text:style-name="P22"/>
      <text:p text:style-name="P22"><text:tab/>Este metodo retorna el codigo de la tabla html de las clases copia</text:p>
      <text:p text:style-name="P13"/>
      <text:p text:style-name="P22">getFuncionesCopia(clase1, clase2)</text:p>
      <text:p text:style-name="P22"/>
      <text:p text:style-name="P22"><text:tab/>Este metodo retorna el codigo de la tabla html de las funciones copia</text:p>
      <text:p text:style-name="P22"/>
      <text:p text:style-name="P22">getVariablesCopia(metodo1, metodo2)</text:p>
      <text:p text:style-name="P22"/>
      <text:p text:style-name="P22"><text:tab/>Este metodo retorna el codigo de la tabla html de las variables copia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SERVIDOR</text:p>
      <text:p text:style-name="P10"/>
      <text:p text:style-name="P10">CLASES UTILIZADAS</text:p>
      <text:p text:style-name="P10"/>
      <text:p text:style-name="P10"/>
      <text:p text:style-name="P10"/>
      <text:p text:style-name="P11"><text:span text:style-name="T7">Nodo</text:span>ERROR:</text:p>
      <text:p text:style-name="P11"/>
      <text:p text:style-name="P11"><text:tab/>Esta clase sirve para modelar cada error encontrado, sus atributos son: Tipo para saber si es lexico o sintactico, fila, columna y su descripcion.</text:p>
      <text:p text:style-name="P11"/>
      <text:p text:style-name="P11"/>
      <text:p text:style-name="P11"/>
      <text:p text:style-name="P19">NODO</text:p>
      <text:p text:style-name="P11"/>
      <text:p text:style-name="P11"><text:tab/><text:span text:style-name="T7">Esta clase nos permite modelar cada nodo del arbol ast, sus atributos es un titulo, y un array de hijos el cual son apuntadores hacia otros nodos.</text:span></text:p>
      <text:p text:style-name="P11"/>
      <text:p text:style-name="P19">CLASE</text:p>
      <text:p text:style-name="P11"/>
      <text:p text:style-name="P11"><text:tab/><text:span text:style-name="T7">Esta clase nos permite guardar el nombre de la clase y un listado de funciones y metodos las cuales son contenido de esta misma para <text:s/>despues poder realizar las comparaciones.</text:span></text:p>
      <text:p text:style-name="P11"/>
      <text:p text:style-name="P11"/>
      <text:p text:style-name="P19">FUNCION</text:p>
      <text:p text:style-name="P11"/>
      <text:p text:style-name="P11"><text:tab/><text:span text:style-name="T7">Esta clase nos permite modelar cada funcion encontrada, sus atributos son clase, nombre, lista de parametros, lista de variables, y firma las cuales seran utilizadas para su posterior uso.</text:span></text:p>
      <text:p text:style-name="P11"/>
      <text:p text:style-name="P11"/>
      <text:p text:style-name="P19">VARIABLE</text:p>
      <text:p text:style-name="P11"/>
      <text:p text:style-name="P11"><text:tab/>Esta clase nos permite modelar cada <text:span text:style-name="T7">variable</text:span> encontrada <text:span text:style-name="T7">sus atributos son tipo, nombre, clasepadre y funcionpadre</text:span>.</text:p>
      <text:p text:style-name="P11"/>
      <text:p text:style-name="P19">APP</text:p>
      <text:p text:style-name="P19"/>
      <text:p text:style-name="P19"><text:tab/>Este archivo nos permite levantar el servidor con node y contiene los metodos parser, los cuales sirven para analizar el codigo java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15"><text:soft-page-break/>METODOS UTILIZADOS PARA INTERFAZ</text:p>
      <text:p text:style-name="P15"/>
      <text:p text:style-name="P15"/>
      <text:p text:style-name="P16">GET_CONT()<text:tab/></text:p>
      <text:p text:style-name="P16"><text:tab/>Retorna el contador de pestanas.</text:p>
      <text:p text:style-name="P16"/>
      <text:p text:style-name="P16">VENT_FOCUS()</text:p>
      <text:p text:style-name="P16"><text:tab/>Retorna el nombre de la pestana seleccionada</text:p>
      <text:p text:style-name="P16"/>
      <text:p text:style-name="P16"/>
      <text:p text:style-name="P16">SET_VENT</text:p>
      <text:p text:style-name="P16"><text:tab/>Setea el nombre de la pestana seleccionada</text:p>
      <text:p text:style-name="P16"/>
      <text:p text:style-name="P16">LINKEDLIST(pestana, nombre)</text:p>
      <text:p text:style-name="P16"><text:tab/>emula la utilizacion de una lista enlazada con javascript</text:p>
      <text:p text:style-name="P16"/>
      <text:p text:style-name="P16">DELETEPES(pestana)</text:p>
      <text:p text:style-name="P16"><text:tab/>Elimina el nombre de la pestana seleccionada</text:p>
      <text:p text:style-name="P16"/>
      <text:p text:style-name="P16">INDEX(pestanias, petania)</text:p>
      <text:p text:style-name="P16"><text:tab/>Esta funcion permite cambiar de pestañas</text:p>
      <text:p text:style-name="P16"/>
      <text:p text:style-name="P16">AGREGAR()</text:p>
      <text:p text:style-name="P16"><text:tab/>Esta funcion permite agregar una nueva tab al multitab</text:p>
      <text:p text:style-name="P16"/>
      <text:p text:style-name="P16">QUITAR()</text:p>
      <text:p text:style-name="P16"><text:tab/>Esta funcion permite quitar una pestana del multitab</text:p>
      <text:p text:style-name="P16"/>
      <text:p text:style-name="P16">ABRIRARCHIVO(files)</text:p>
      <text:p text:style-name="P16"><text:tab/>Esta funcion nos permite leer un archivo seleccionado y colocar su texto en una nueva pestana del multitab</text:p>
      <text:p text:style-name="P16"/>
      <text:p text:style-name="P16">DESCARGARARCHIVO()</text:p>
      <text:p text:style-name="P16"><text:tab/>Esta funcion nos permite descargar un archivo con el texto del multitab seleccionado actualmente.</text:p>
      <text:p text:style-name="P16"/>
      <text:p text:style-name="P16">DESCARGAR ARCHIVOERRORES()</text:p>
      <text:p text:style-name="P16"><text:tab/>Esta funcion nos permite descargar el archivo html con la tabla de errores generados.</text:p>
      <text:p text:style-name="P16"/>
      <text:p text:style-name="P6"><text:span text:style-name="T1">DESCARGAR ARCHIVO</text:span><text:span text:style-name="T5">PYTHON</text:span><text:span text:style-name="T1">()</text:span></text:p>
      <text:p text:style-name="P6"><text:span text:style-name="T1"><text:tab/>Esta funcion nos permite descargar el archivo </text:span><text:span text:style-name="T5">python con el codigo python generado</text:span><text:span text:style-name="T1">.</text:span></text:p>
      <text:p text:style-name="P17"/>
      <text:p text:style-name="P6"><text:span text:style-name="T1">DESCARGAR ARCHIVO</text:span><text:span text:style-name="T5">HTML</text:span><text:span text:style-name="T1">()</text:span></text:p>
      <text:p text:style-name="P6"><text:span text:style-name="T1"><text:tab/>Esta funcion nos permite descargar el archivo html con </text:span><text:span text:style-name="T5">el codigo html generado</text:span><text:span text:style-name="T1">.</text:span></text:p>
      <text:p text:style-name="P16"/>
      <text:p text:style-name="P6"><text:span text:style-name="T1">INDEX</text:span><text:span text:style-name="T5">INFORMACION</text:span><text:span text:style-name="T1">(pestanias, petania)</text:span></text:p>
      <text:p text:style-name="P6"><text:span text:style-name="T1"><text:tab/>Esta funcion permite cambiar de pestañas </text:span><text:span text:style-name="T5">en las consolas de sali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4:52:59.459774964</meta:creation-date>
    <dc:date>2020-05-22T21:27:49.359008679</dc:date>
    <meta:editing-duration>PT18M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5" meta:paragraph-count="85" meta:word-count="665" meta:character-count="4360" meta:non-whitespace-character-count="3735"/>
  </office:meta>
</office:document-meta>
</file>